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fecd" officeooo:paragraph-rsid="000ffecd"/>
    </style:style>
    <style:style style:name="P2" style:family="paragraph" style:parent-style-name="Standard">
      <style:text-properties officeooo:rsid="0011b30d" officeooo:paragraph-rsid="0011b30d"/>
    </style:style>
    <style:style style:name="P3" style:family="paragraph" style:parent-style-name="Standard">
      <style:text-properties officeooo:rsid="0011b30d" officeooo:paragraph-rsid="0013f1de"/>
    </style:style>
    <style:style style:name="P4" style:family="paragraph" style:parent-style-name="Text_20_body">
      <style:text-properties officeooo:paragraph-rsid="0011b30d"/>
    </style:style>
    <style:style style:name="P5" style:family="paragraph" style:parent-style-name="Title">
      <style:text-properties fo:language="es" fo:country="ES" officeooo:rsid="000f8eec" officeooo:paragraph-rsid="000f8eec"/>
    </style:style>
    <style:style style:name="P6" style:family="paragraph" style:parent-style-name="Text_20_body">
      <style:text-properties officeooo:rsid="00131b3e" officeooo:paragraph-rsid="0011b30d"/>
    </style:style>
    <style:style style:name="T1" style:family="text">
      <style:text-properties officeooo:rsid="0011b30d"/>
    </style:style>
    <style:style style:name="T2" style:family="text">
      <style:text-properties officeooo:rsid="00131b3e"/>
    </style:style>
    <style:style style:name="T3" style:family="text">
      <style:text-properties officeooo:rsid="0013f1de"/>
    </style:style>
    <style:style style:name="T4" style:family="text">
      <style:text-properties officeooo:rsid="00169e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ueba de JavaScript</text:p>
      <text:h text:style-name="Heading_20_1" text:outline-level="1">String</text:h>
      <text:p text:style-name="Standard">1. Crea una función que dada una frase (string con combinación de letras separadas por espacios) devuelva otra frase cuyas palabras estén ordenadas alfabéticamente.</text:p>
      <text:p text:style-name="Standard"/>
      <text:p text:style-name="Standard">2. Haz lo mismo pero ordenando por la longitud de cada palabra.</text:p>
      <text:h text:style-name="Heading_20_1" text:outline-level="1">Array</text:h>
      <text:p text:style-name="Standard">3. Dada una url del tipo: “https://www.mipágina.com/index.php?a=1&amp;b=2” me devuelva un array dónde se separe cada elemento de la URL. Debe devolver</text:p>
      <text:p text:style-name="Standard">[</text:p>
      <text:p text:style-name="Standard"><text:tab/>https,</text:p>
      <text:p text:style-name="Standard"><text:tab/>www.mipágina.com,</text:p>
      <text:p text:style-name="Standard"><text:tab/>index.php,</text:p>
      <text:p text:style-name="Standard"><text:tab/>a=1,</text:p>
      <text:p text:style-name="Standard"><text:tab/>b=2</text:p>
      <text:p text:style-name="Standard">]</text:p>
      <text:p text:style-name="Standard"/>
      <text:p text:style-name="P1">4. Escribe una función que tomando un array rote los elementos n posiciones. Por ejemplo: [1,2,3,4,5,6,7] con n = 3 devuelva [5,6,7,1,2,3]</text:p>
      <text:p text:style-name="P1"/>
      <text:h text:style-name="Heading_20_1" text:outline-level="1">DOM</text:h>
      <text:p text:style-name="P2"/>
      <text:p text:style-name="P3">5. <text:span text:style-name="T3">T</text:span><text:span text:style-name="T2">oma como base la página </text:span><text:span text:style-name="T4">html “dom.html”</text:span><text:span text:style-name="T2">.</text:span> <text:span text:style-name="T3">C</text:span>ada vez que cargue muestre un chiste. <text:span text:style-name="T2">Crea el código necesario para añadir un nuevo chiste, eliminar</text:span><text:span text:style-name="T3">lo</text:span><text:span text:style-name="T2"> </text:span><text:span text:style-name="T3">y</text:span><text:span text:style-name="T2"> modificar uno </text:span><text:span text:style-name="T4">concreto</text:span><text:span text:style-name="T2">. </text:span></text:p>
      <text:p text:style-name="P2"/>
      <text:p text:style-name="P6"><text:span text:style-name="Emphasis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2:41:33.583831144</meta:creation-date>
    <dc:date>2025-05-08T11:04:55.808002851</dc:date>
    <meta:editing-duration>PT58M1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21" meta:character-count="767" meta:non-whitespace-character-count="656"/>
  </office:meta>
</office:document-meta>
</file>